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81.47mm" fo:margin-left="0mm" table:align="left"/>
    </style:style>
    <style:style style:name="Table2.A" style:family="table-column">
      <style:table-column-properties style:column-width="15.22mm"/>
    </style:style>
    <style:style style:name="Table2.B" style:family="table-column">
      <style:table-column-properties style:column-width="24.02mm"/>
    </style:style>
    <style:style style:name="Table2.C" style:family="table-column">
      <style:table-column-properties style:column-width="53.36mm"/>
    </style:style>
    <style:style style:name="Table2.D" style:family="table-column">
      <style:table-column-properties style:column-width="20.73mm"/>
    </style:style>
    <style:style style:name="Table2.E" style:family="table-column">
      <style:table-column-properties style:column-width="23.6mm"/>
    </style:style>
    <style:style style:name="Table2.F" style:family="table-column">
      <style:table-column-properties style:column-width="44.54mm"/>
    </style:style>
    <style:style style:name="Table2.A1" style:family="table-cell">
      <style:table-cell-properties fo:padding="0.49mm" fo:border-left="0.05pt solid #000000" fo:border-right="none" fo:border-top="0.05pt solid #000000" fo:border-bottom="0.05pt solid #000000" style:writing-mode="page"/>
    </style:style>
    <style:style style:name="Table2.F1" style:family="table-cell">
      <style:table-cell-properties fo:padding="0.49mm" fo:border="0.05pt solid #000000" style:writing-mode="page"/>
    </style:style>
    <style:style style:name="Table2.A2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2.F2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le2.36" style:family="table-row">
      <style:table-row-properties style:min-row-height="11.78mm"/>
    </style:style>
    <style:style style:name="P1" style:family="paragraph" style:parent-style-name="List_20_Paragraph" style:list-style-name="L1">
      <style:paragraph-properties fo:text-align="justify" style:justify-single-word="false">
        <style:tab-stops>
          <style:tab-stop style:position="63.73mm"/>
        </style:tab-stops>
      </style:paragraph-properties>
      <style:text-properties style:font-name="Liberation Serif" fo:font-size="12pt" fo:language="lv" fo:country="LV" fo:font-weight="normal" officeooo:rsid="000c4488" officeooo:paragraph-rsid="0001fb2e" style:font-size-asian="12pt" style:font-weight-asian="normal" style:font-size-complex="12pt" style:font-weight-complex="normal"/>
    </style:style>
    <style:style style:name="P2" style:family="paragraph" style:parent-style-name="List_20_Paragraph" style:list-style-name="L1">
      <style:paragraph-properties fo:text-align="justify" style:justify-single-word="false">
        <style:tab-stops>
          <style:tab-stop style:position="63.73mm"/>
        </style:tab-stops>
      </style:paragraph-properties>
      <style:text-properties style:font-name="Liberation Serif" fo:font-size="12pt" fo:language="lv" fo:country="LV" fo:font-weight="normal" officeooo:rsid="000e407f" officeooo:paragraph-rsid="0001fb2e" style:font-size-asian="12pt" style:font-weight-asian="normal" style:font-size-complex="12pt" style:font-weight-complex="normal"/>
    </style:style>
    <style:style style:name="P3" style:family="paragraph" style:parent-style-name="List_20_Paragraph" style:list-style-name="L1">
      <style:paragraph-properties fo:text-align="justify" style:justify-single-word="false">
        <style:tab-stops>
          <style:tab-stop style:position="63.73mm"/>
        </style:tab-stops>
      </style:paragraph-properties>
      <style:text-properties style:font-name="Liberation Serif" fo:font-size="12pt" fo:language="lv" fo:country="LV" fo:font-weight="normal" officeooo:rsid="00111268" officeooo:paragraph-rsid="0001fb2e" style:font-size-asian="12pt" style:font-weight-asian="normal" style:font-size-complex="12pt" style:font-weight-complex="normal"/>
    </style:style>
    <style:style style:name="P4" style:family="paragraph" style:parent-style-name="List_20_Paragraph" style:list-style-name="L1">
      <style:paragraph-properties fo:text-align="justify" style:justify-single-word="false">
        <style:tab-stops>
          <style:tab-stop style:position="63.73mm"/>
        </style:tab-stops>
      </style:paragraph-properties>
      <style:text-properties style:font-name="Liberation Serif" fo:font-size="12pt" officeooo:paragraph-rsid="0001fb2e" style:font-size-asian="12pt" style:font-size-complex="12pt"/>
    </style:style>
    <style:style style:name="P5" style:family="paragraph" style:parent-style-name="List_20_Paragraph" style:list-style-name="L1">
      <style:paragraph-properties fo:text-align="justify" style:justify-single-word="false">
        <style:tab-stops>
          <style:tab-stop style:position="63.73mm"/>
        </style:tab-stops>
      </style:paragraph-properties>
      <style:text-properties style:font-name="Liberation Serif" fo:font-size="12pt" officeooo:rsid="000e407f" officeooo:paragraph-rsid="0001fb2e" style:font-size-asian="12pt" style:font-size-complex="12pt"/>
    </style:style>
    <style:style style:name="P6" style:family="paragraph" style:parent-style-name="List_20_Paragraph" style:list-style-name="L1">
      <style:paragraph-properties fo:margin-top="0mm" fo:margin-bottom="0mm" loext:contextual-spacing="false" fo:line-height="100%" fo:text-align="justify" style:justify-single-word="false">
        <style:tab-stops>
          <style:tab-stop style:position="63.73mm"/>
        </style:tab-stops>
      </style:paragraph-properties>
      <style:text-properties style:font-name="Liberation Serif" fo:font-size="12pt" officeooo:rsid="00119c45" officeooo:paragraph-rsid="0001fb2e" style:font-size-asian="12pt" style:font-size-complex="12pt"/>
    </style:style>
    <style:style style:name="P7" style:family="paragraph" style:parent-style-name="List_20_Paragraph" style:list-style-name="L1">
      <style:paragraph-properties fo:margin-top="0mm" fo:margin-bottom="0mm" loext:contextual-spacing="false" fo:line-height="100%" fo:text-align="justify" style:justify-single-word="false">
        <style:tab-stops>
          <style:tab-stop style:position="63.73mm"/>
        </style:tab-stops>
      </style:paragraph-properties>
      <style:text-properties style:font-name="Liberation Serif" fo:font-size="12pt" fo:language="lv" fo:country="LV" fo:font-weight="normal" officeooo:rsid="00119c45" officeooo:paragraph-rsid="0001fb2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rsid="002161d0" officeooo:paragraph-rsid="0001fb2e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98ba3" officeooo:paragraph-rsid="0001fb2e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3db44" officeooo:paragraph-rsid="0001fb2e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64cc5" officeooo:paragraph-rsid="0001fb2e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3pt" officeooo:paragraph-rsid="0001fb2e" style:font-size-asian="13pt" style:font-size-complex="13pt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3pt" fo:language="lv" fo:country="LV" fo:font-weight="bold" officeooo:rsid="0013db44" officeooo:paragraph-rsid="0001fb2e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3pt" fo:language="lv" fo:country="LV" fo:font-weight="bold" officeooo:rsid="00164cc5" officeooo:paragraph-rsid="0001fb2e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3pt" fo:language="lv" fo:country="LV" fo:font-weight="normal" officeooo:rsid="0017f3b4" officeooo:paragraph-rsid="0001fb2e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ffffff" style:font-name="Liberation Serif" fo:font-size="13pt" fo:language="lv" fo:country="LV" style:text-underline-style="solid" style:text-underline-width="auto" style:text-underline-color="font-color" fo:font-weight="bold" officeooo:paragraph-rsid="0001fb2e" style:font-size-asian="13pt" style:font-weight-asian="bold" style:font-size-complex="13pt"/>
    </style:style>
    <style:style style:name="P17" style:family="paragraph" style:parent-style-name="Standard">
      <style:paragraph-properties fo:text-align="justify" style:justify-single-word="false"/>
      <style:text-properties officeooo:paragraph-rsid="0001fb2e"/>
    </style:style>
    <style:style style:name="P18" style:family="paragraph" style:parent-style-name="Standard">
      <style:paragraph-properties fo:text-align="justify" style:justify-single-word="false"/>
      <style:text-properties officeooo:rsid="001bfac5" officeooo:paragraph-rsid="0001fb2e"/>
    </style:style>
    <style:style style:name="P19" style:family="paragraph" style:parent-style-name="Standard">
      <style:paragraph-properties fo:text-align="justify" style:justify-single-word="false"/>
      <style:text-properties officeooo:rsid="001c1bd7" officeooo:paragraph-rsid="0001fb2e"/>
    </style:style>
    <style:style style:name="P20" style:family="paragraph" style:parent-style-name="Standard">
      <style:paragraph-properties fo:text-align="justify" style:justify-single-word="false"/>
      <style:text-properties officeooo:rsid="001d5ce7" officeooo:paragraph-rsid="0001fb2e"/>
    </style:style>
    <style:style style:name="P21" style:family="paragraph" style:parent-style-name="Standard">
      <style:paragraph-properties fo:text-align="justify" style:justify-single-word="false"/>
      <style:text-properties officeooo:rsid="001e3132" officeooo:paragraph-rsid="0001fb2e"/>
    </style:style>
    <style:style style:name="P22" style:family="paragraph" style:parent-style-name="Standard">
      <style:paragraph-properties fo:text-align="justify" style:justify-single-word="false"/>
      <style:text-properties officeooo:rsid="001fe0c0" officeooo:paragraph-rsid="0001fb2e"/>
    </style:style>
    <style:style style:name="P23" style:family="paragraph" style:parent-style-name="Standard">
      <style:text-properties officeooo:paragraph-rsid="0001fb2e"/>
    </style:style>
    <style:style style:name="P24" style:family="paragraph" style:parent-style-name="Standard">
      <style:paragraph-properties fo:margin-left="50.01mm" fo:margin-right="0mm" fo:text-indent="-50.01mm" style:auto-text-indent="false"/>
      <style:text-properties style:font-name="Liberation Serif" fo:font-size="13pt" officeooo:paragraph-rsid="0001fb2e" style:font-size-asian="13pt" style:font-size-complex="13pt"/>
    </style:style>
    <style:style style:name="P25" style:family="paragraph" style:parent-style-name="Standard">
      <style:paragraph-properties fo:margin-top="0mm" fo:margin-bottom="0mm" loext:contextual-spacing="false" fo:line-height="100%"/>
      <style:text-properties fo:font-size="12pt" officeooo:paragraph-rsid="0001fb2e" style:font-size-asian="12pt" style:font-size-complex="12pt"/>
    </style:style>
    <style:style style:name="P26" style:family="paragraph" style:parent-style-name="Standard">
      <style:paragraph-properties fo:margin-top="0mm" fo:margin-bottom="0mm" loext:contextual-spacing="false" fo:line-height="100%"/>
      <style:text-properties fo:font-size="12pt" fo:language="lv" fo:country="LV" officeooo:paragraph-rsid="0001fb2e" style:font-size-asian="12pt" style:font-size-complex="12pt"/>
    </style:style>
    <style:style style:name="P27" style:family="paragraph" style:parent-style-name="Standard">
      <style:paragraph-properties fo:margin-top="0mm" fo:margin-bottom="0mm" loext:contextual-spacing="false" fo:line-height="100%"/>
      <style:text-properties fo:font-size="12pt" fo:language="lv" fo:country="LV" officeooo:rsid="000b2c23" officeooo:paragraph-rsid="0001fb2e" style:font-size-asian="12pt" style:font-size-complex="12pt"/>
    </style:style>
    <style:style style:name="P28" style:family="paragraph" style:parent-style-name="Standard">
      <style:paragraph-properties fo:margin-top="0mm" fo:margin-bottom="0mm" loext:contextual-spacing="false" fo:line-height="100%"/>
      <style:text-properties fo:font-size="12pt" fo:language="lv" fo:country="LV" officeooo:rsid="000c5b03" officeooo:paragraph-rsid="0001fb2e" style:font-size-asian="12pt" style:font-size-complex="12pt"/>
    </style:style>
    <style:style style:name="P29" style:family="paragraph" style:parent-style-name="Standard">
      <style:paragraph-properties fo:margin-top="0mm" fo:margin-bottom="0mm" loext:contextual-spacing="false" fo:line-height="100%"/>
      <style:text-properties fo:font-size="12pt" fo:language="lv" fo:country="LV" officeooo:rsid="000fbdd8" officeooo:paragraph-rsid="0001fb2e" style:font-size-asian="12pt" style:font-size-complex="12pt"/>
    </style:style>
    <style:style style:name="P30" style:family="paragraph" style:parent-style-name="Standard">
      <style:paragraph-properties fo:margin-top="0mm" fo:margin-bottom="0mm" loext:contextual-spacing="false" fo:line-height="100%"/>
      <style:text-properties fo:font-size="12pt" fo:language="lv" fo:country="LV" fo:font-style="italic" officeooo:paragraph-rsid="0001fb2e" style:font-size-asian="12pt" style:font-style-asian="italic" style:font-size-complex="12pt"/>
    </style:style>
    <style:style style:name="P31" style:family="paragraph" style:parent-style-name="Standard">
      <style:paragraph-properties fo:margin-top="0mm" fo:margin-bottom="0mm" loext:contextual-spacing="false" fo:line-height="100%"/>
      <style:text-properties officeooo:paragraph-rsid="0001fb2e"/>
    </style:style>
    <style:style style:name="P32" style:family="paragraph" style:parent-style-name="Standard">
      <style:paragraph-properties fo:margin-top="0mm" fo:margin-bottom="0mm" loext:contextual-spacing="false" fo:line-height="100%"/>
      <style:text-properties fo:language="lv" fo:country="LV" officeooo:paragraph-rsid="0001fb2e"/>
    </style:style>
    <style:style style:name="P33" style:family="paragraph" style:parent-style-name="Table_20_Contents">
      <style:text-properties fo:font-size="13pt" fo:font-weight="bold" officeooo:rsid="000b2c23" officeooo:paragraph-rsid="0001fb2e" style:font-size-asian="13pt" style:font-weight-asian="bold" style:font-size-complex="13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0b2c23" officeooo:paragraph-rsid="0001fb2e" style:font-size-asian="12pt" style:font-size-complex="12pt"/>
    </style:style>
    <style:style style:name="P35" style:family="paragraph" style:parent-style-name="Table_20_Contents">
      <style:text-properties fo:font-size="12pt" officeooo:rsid="000b2c23" officeooo:paragraph-rsid="0001fb2e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0e4ad1" officeooo:paragraph-rsid="0001fb2e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0c5b03" officeooo:paragraph-rsid="0001fb2e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0fbdd8" officeooo:paragraph-rsid="0001fb2e" style:font-size-asian="12pt" style:font-size-complex="12pt"/>
    </style:style>
    <style:style style:name="P39" style:family="paragraph" style:parent-style-name="Table_20_Contents">
      <style:text-properties fo:font-size="12pt" officeooo:paragraph-rsid="0001fb2e" style:font-size-asian="12pt" style:font-size-complex="12pt"/>
    </style:style>
    <style:style style:name="P40" style:family="paragraph" style:parent-style-name="Table_20_Contents">
      <style:text-properties fo:font-size="12pt" officeooo:rsid="000369a0" officeooo:paragraph-rsid="000369a0" style:font-size-asian="12pt" style:font-size-complex="12pt"/>
    </style:style>
    <style:style style:name="P41" style:family="paragraph" style:parent-style-name="Table_20_Contents">
      <style:text-properties fo:font-size="12pt" officeooo:rsid="000369a0" officeooo:paragraph-rsid="0004e70e" style:font-size-asian="12pt" style:font-size-complex="12pt"/>
    </style:style>
    <style:style style:name="P42" style:family="paragraph" style:parent-style-name="Table_20_Contents">
      <style:text-properties fo:font-size="12pt" officeooo:rsid="000369a0" officeooo:paragraph-rsid="000530e3" style:font-size-asian="12pt" style:font-size-complex="12pt"/>
    </style:style>
    <style:style style:name="P43" style:family="paragraph" style:parent-style-name="Table_20_Contents">
      <style:text-properties fo:font-size="12pt" fo:font-weight="normal" officeooo:rsid="000369a0" officeooo:paragraph-rsid="0004e70e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officeooo:paragraph-rsid="0001fb2e"/>
    </style:style>
    <style:style style:name="P45" style:family="paragraph" style:parent-style-name="Table_20_Contents">
      <style:paragraph-properties fo:text-align="center" style:justify-single-word="false"/>
      <style:text-properties officeooo:rsid="000e4ad1" officeooo:paragraph-rsid="0001fb2e"/>
    </style:style>
    <style:style style:name="T1" style:family="text">
      <style:text-properties style:font-name="Liberation Serif" fo:font-size="13pt" fo:language="lv" fo:country="LV" fo:font-weight="normal" style:font-size-asian="13pt" style:font-weight-asian="normal" style:font-size-complex="13pt" style:font-weight-complex="normal"/>
    </style:style>
    <style:style style:name="T2" style:family="text">
      <style:text-properties style:font-name="Liberation Serif" fo:font-size="13pt" fo:language="lv" fo:country="LV" fo:font-weight="normal" officeooo:rsid="0022a43e" style:font-size-asian="13pt" style:font-weight-asian="normal" style:font-size-complex="13pt" style:font-weight-complex="normal"/>
    </style:style>
    <style:style style:name="T3" style:family="text">
      <style:text-properties style:font-name="Liberation Serif" fo:font-size="13pt" fo:language="lv" fo:country="LV" fo:font-weight="normal" officeooo:rsid="0017f3b4" style:font-size-asian="13pt" style:font-weight-asian="normal" style:font-size-complex="13pt" style:font-weight-complex="normal"/>
    </style:style>
    <style:style style:name="T4" style:family="text">
      <style:text-properties style:font-name="Liberation Serif" fo:font-size="13pt" fo:language="lv" fo:country="LV" fo:font-weight="normal" officeooo:rsid="001986e7" style:font-size-asian="13pt" style:font-weight-asian="normal" style:font-size-complex="13pt" style:font-weight-complex="normal"/>
    </style:style>
    <style:style style:name="T5" style:family="text">
      <style:text-properties style:font-name="Liberation Serif" fo:font-size="13pt" fo:language="lv" fo:country="LV" fo:font-weight="normal" officeooo:rsid="001bfac5" style:font-size-asian="13pt" style:font-weight-asian="normal" style:font-size-complex="13pt" style:font-weight-complex="normal"/>
    </style:style>
    <style:style style:name="T6" style:family="text">
      <style:text-properties style:font-name="Liberation Serif" fo:font-size="13pt" fo:language="lv" fo:country="LV" fo:font-weight="normal" officeooo:rsid="0019cbf9" style:font-size-asian="13pt" style:font-weight-asian="normal" style:font-size-complex="13pt" style:font-weight-complex="normal"/>
    </style:style>
    <style:style style:name="T7" style:family="text">
      <style:text-properties style:font-name="Liberation Serif" fo:font-size="13pt" fo:language="lv" fo:country="LV" fo:font-weight="normal" officeooo:rsid="001c1bd7" style:font-size-asian="13pt" style:font-weight-asian="normal" style:font-size-complex="13pt" style:font-weight-complex="normal"/>
    </style:style>
    <style:style style:name="T8" style:family="text">
      <style:text-properties style:font-name="Liberation Serif" fo:font-size="13pt" fo:language="lv" fo:country="LV" fo:font-weight="normal" officeooo:rsid="001cad9c" style:font-size-asian="13pt" style:font-weight-asian="normal" style:font-size-complex="13pt" style:font-weight-complex="normal"/>
    </style:style>
    <style:style style:name="T9" style:family="text">
      <style:text-properties style:font-name="Liberation Serif" fo:font-size="13pt" fo:language="lv" fo:country="LV" fo:font-weight="normal" officeooo:rsid="001d5ce7" style:font-size-asian="13pt" style:font-weight-asian="normal" style:font-size-complex="13pt" style:font-weight-complex="normal"/>
    </style:style>
    <style:style style:name="T10" style:family="text">
      <style:text-properties style:font-name="Liberation Serif" fo:font-size="13pt" fo:language="lv" fo:country="LV" fo:font-weight="normal" officeooo:rsid="001e3132" style:font-size-asian="13pt" style:font-weight-asian="normal" style:font-size-complex="13pt" style:font-weight-complex="normal"/>
    </style:style>
    <style:style style:name="T11" style:family="text">
      <style:text-properties style:font-name="Liberation Serif" fo:font-size="13pt" fo:language="lv" fo:country="LV" fo:font-weight="normal" officeooo:rsid="001fe0c0" style:font-size-asian="13pt" style:font-weight-asian="normal" style:font-size-complex="13pt" style:font-weight-complex="normal"/>
    </style:style>
    <style:style style:name="T12" style:family="text">
      <style:text-properties style:font-name="Liberation Serif" fo:font-size="13pt" fo:language="lv" fo:country="LV" fo:font-weight="normal" officeooo:rsid="002161d0" style:font-size-asian="13pt" style:font-weight-asian="normal" style:font-size-complex="13pt" style:font-weight-complex="normal"/>
    </style:style>
    <style:style style:name="T13" style:family="text">
      <style:text-properties officeooo:rsid="001986e7"/>
    </style:style>
    <style:style style:name="T14" style:family="text">
      <style:text-properties fo:language="lv" fo:country="LV"/>
    </style:style>
    <style:style style:name="T15" style:family="text">
      <style:text-properties fo:language="lv" fo:country="LV" fo:font-weight="bold" style:font-weight-asian="bold"/>
    </style:style>
    <style:style style:name="T16" style:family="text">
      <style:text-properties fo:language="lv" fo:country="LV" style:text-underline-style="solid" style:text-underline-width="auto" style:text-underline-color="font-color" fo:font-weight="bold" style:font-weight-asian="bold"/>
    </style:style>
    <style:style style:name="T17" style:family="text">
      <style:text-properties fo:language="lv" fo:country="LV" officeooo:rsid="000b2c23"/>
    </style:style>
    <style:style style:name="T18" style:family="text">
      <style:text-properties fo:language="lv" fo:country="LV" officeooo:rsid="000e4ad1"/>
    </style:style>
    <style:style style:name="T19" style:family="text">
      <style:text-properties fo:language="lv" fo:country="LV" officeooo:rsid="000fbdd8"/>
    </style:style>
    <style:style style:name="T20" style:family="text">
      <style:text-properties fo:language="lv" fo:country="LV" fo:font-weight="normal" style:font-weight-asian="normal" style:font-weight-complex="normal"/>
    </style:style>
    <style:style style:name="T21" style:family="text">
      <style:text-properties fo:language="lv" fo:country="LV" fo:font-weight="normal" officeooo:rsid="000c4488" style:font-weight-asian="normal" style:font-weight-complex="normal"/>
    </style:style>
    <style:style style:name="T22" style:family="text">
      <style:text-properties fo:language="lv" fo:country="LV" fo:font-weight="normal" officeooo:rsid="000df82b" style:font-weight-asian="normal" style:font-weight-complex="normal"/>
    </style:style>
    <style:style style:name="T23" style:family="text">
      <style:text-properties fo:language="lv" fo:country="LV" fo:font-weight="normal" officeooo:rsid="000e1595" style:font-weight-asian="normal" style:font-weight-complex="normal"/>
    </style:style>
    <style:style style:name="T24" style:family="text">
      <style:text-properties fo:language="lv" fo:country="LV" fo:font-weight="normal" officeooo:rsid="001107e4" style:font-weight-asian="normal" style:font-weight-complex="normal"/>
    </style:style>
    <style:style style:name="T25" style:family="text">
      <style:text-properties fo:language="lv" fo:country="LV" fo:font-weight="normal" officeooo:rsid="000e407f" style:font-weight-asian="normal" style:font-weight-complex="normal"/>
    </style:style>
    <style:style style:name="T26" style:family="text">
      <style:text-properties fo:language="lv" fo:country="LV" fo:font-weight="normal" officeooo:rsid="00100a7d" style:font-weight-asian="normal" style:font-weight-complex="normal"/>
    </style:style>
    <style:style style:name="T27" style:family="text">
      <style:text-properties fo:language="lv" fo:country="LV" fo:font-weight="normal" officeooo:rsid="00111268" style:font-weight-asian="normal" style:font-weight-complex="normal"/>
    </style:style>
    <style:style style:name="T28" style:family="text">
      <style:text-properties fo:language="lv" fo:country="LV" fo:font-weight="normal" officeooo:rsid="00129870" style:font-weight-asian="normal" style:font-weight-complex="normal"/>
    </style:style>
    <style:style style:name="T29" style:family="text">
      <style:text-properties fo:language="lv" fo:country="LV" fo:font-weight="normal" officeooo:rsid="00119c45" style:font-weight-asian="normal" style:font-weight-complex="normal"/>
    </style:style>
    <style:style style:name="T30" style:family="text">
      <style:text-properties fo:color="#ffffff" fo:language="lv" fo:country="LV" style:text-underline-style="solid" style:text-underline-width="auto" style:text-underline-color="font-color" fo:font-weight="bold" style:font-weight-asian="bold"/>
    </style:style>
    <style:style style:name="T31" style:family="text">
      <style:text-properties officeooo:rsid="000b2c23"/>
    </style:style>
    <style:style style:name="T32" style:family="text">
      <style:text-properties fo:font-size="12pt" fo:language="lv" fo:country="LV" style:font-size-asian="12pt" style:font-size-complex="12pt"/>
    </style:style>
    <style:style style:name="T33" style:family="text">
      <style:text-properties fo:font-size="12pt" fo:language="lv" fo:country="LV" officeooo:rsid="000b2c23" style:font-size-asian="12pt" style:font-size-complex="12pt"/>
    </style:style>
    <style:style style:name="T34" style:family="text">
      <style:text-properties fo:font-size="12pt" fo:language="lv" fo:country="LV" officeooo:rsid="000c5b03" style:font-size-asian="12pt" style:font-size-complex="12pt"/>
    </style:style>
    <style:style style:name="T35" style:family="text">
      <style:text-properties fo:font-size="12pt" fo:language="lv" fo:country="LV" officeooo:rsid="000e4ad1" style:font-size-asian="12pt" style:font-size-complex="12pt"/>
    </style:style>
    <style:style style:name="T36" style:family="text">
      <style:text-properties fo:font-size="12pt" officeooo:rsid="000e4ad1" style:font-size-asian="12pt" style:font-size-complex="12pt"/>
    </style:style>
    <style:style style:name="T37" style:family="text">
      <style:text-properties fo:font-size="12pt" officeooo:rsid="000c5b03" style:font-size-asian="12pt" style:font-size-complex="12pt"/>
    </style:style>
    <style:style style:name="T38" style:family="text">
      <style:text-properties officeooo:rsid="000e4ad1"/>
    </style:style>
    <style:style style:name="T39" style:family="text">
      <style:text-properties officeooo:rsid="000df8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ESTPIEMĒRI / TESTĒŠANAS ŽURNĀLS</text:p>
      <text:p text:style-name="P10"/>
      <text:p text:style-name="P11">TESTS “<text:span text:style-name="T13">KURŠ NO GRĀMATU VAROŅIEM?</text:span>”</text:p>
      <text:p text:style-name="P11"/>
      <text:p text:style-name="P11"/>
      <text:p text:style-name="P24"><text:span text:style-name="T15">Testētājs: </text:span><text:span text:style-name="T16"><text:s text:c="95"/></text:span><text:span text:style-name="T30">a</text:span><text:span text:style-name="T14"><text:line-break/>vārds, uzvārds</text:span></text:p>
      <text:p text:style-name="P12"><text:span text:style-name="T15">Testēšanas reižu skaits: </text:span><text:span text:style-name="T16"><text:s text:c="70"/></text:span></text:p>
      <text:p text:style-name="P16"/>
      <text:p text:style-name="P13">Testēšanas plāns: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94037344558368">
          <table:table-cell table:style-name="Table2.A1" office:value-type="string">
            <text:p text:style-name="P33">Testa Nr.</text:p>
          </table:table-cell>
          <table:table-cell table:style-name="Table2.A1" office:value-type="string">
            <text:p text:style-name="P33">Lokācija</text:p>
          </table:table-cell>
          <table:table-cell table:style-name="Table2.A1" office:value-type="string">
            <text:p text:style-name="P33">Testa apraksts</text:p>
          </table:table-cell>
          <table:table-cell table:style-name="Table2.A1" office:value-type="string">
            <text:p text:style-name="P33">Testēšanas datums</text:p>
          </table:table-cell>
          <table:table-cell table:style-name="Table2.A1" office:value-type="string">
            <text:p text:style-name="P33">Rezultāts (izpildās / neizpildās)</text:p>
          </table:table-cell>
          <table:table-cell table:style-name="Table2.F1" office:value-type="string">
            <text:p text:style-name="P33">Komentārs</text:p>
          </table:table-cell>
        </table:table-row>
        <table:table-row table:style-name="TableLine94037329220608">
          <table:table-cell table:style-name="Table2.A2" office:value-type="string">
            <text:p text:style-name="P34">1.</text:p>
          </table:table-cell>
          <table:table-cell table:style-name="Table2.A2" office:value-type="string">
            <text:p text:style-name="P35">Programmas palaišanas ikona</text:p>
          </table:table-cell>
          <table:table-cell table:style-name="Table2.A2" office:value-type="string">
            <text:p text:style-name="P39"><text:span text:style-name="T31">Klikšķinot </text:span><text:span text:style-name="T17">uz programmas palaišanas ikonas atveras programmas sākuma skats – virsraksta joslā redzams uzraksts "Tests"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0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Line94037319543808">
          <table:table-cell table:style-name="Table2.A2" office:value-type="string">
            <text:p text:style-name="P34">2.</text:p>
          </table:table-cell>
          <table:table-cell table:style-name="Table2.A2" office:value-type="string">
            <text:p text:style-name="P35">Programmas palaišanas ikona</text:p>
          </table:table-cell>
          <table:table-cell table:style-name="Table2.A2" office:value-type="string">
            <text:p text:style-name="P25"><text:span text:style-name="T14">Klikšķinot uz programmas palaišanas ikonas atveras programmas sākuma skats – </text:span><text:span text:style-name="T17">ir</text:span><text:span text:style-name="T14"> redzama programmas loga minimizēšanas poga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0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Line94037469161152">
          <table:table-cell table:style-name="Table2.A2" office:value-type="string">
            <text:p text:style-name="P34">3.</text:p>
          </table:table-cell>
          <table:table-cell table:style-name="Table2.A2" office:value-type="string">
            <text:p text:style-name="P35">Programmas palaišanas ikona</text:p>
          </table:table-cell>
          <table:table-cell table:style-name="Table2.A2" office:value-type="string">
            <text:p text:style-name="P31"><text:span text:style-name="T32">Klikšķinot uz programmas palaišanas ikonas atveras programmas sākuma skats – </text:span><text:span text:style-name="T33">ir</text:span><text:span text:style-name="T32"> redzama programmas loga maksimizēšanas poga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0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Line94037378506864">
          <table:table-cell table:style-name="Table2.A2" office:value-type="string">
            <text:p text:style-name="P34">4.</text:p>
          </table:table-cell>
          <table:table-cell table:style-name="Table2.A2" office:value-type="string">
            <text:p text:style-name="P35">Programmas palaišanas ikona</text:p>
          </table:table-cell>
          <table:table-cell table:style-name="Table2.A2" office:value-type="string">
            <text:p text:style-name="P26">likšķinot uz programmas palaišanas ikonas atveras programmas sākuma skats – redzama programmas loga aizvēršanas poga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0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Line94037378508256">
          <table:table-cell table:style-name="Table2.A2" office:value-type="string">
            <text:p text:style-name="P34">5.</text:p>
          </table:table-cell>
          <table:table-cell table:style-name="Table2.A2" office:value-type="string">
            <text:p text:style-name="P35">Programmas palaišanas ikona</text:p>
          </table:table-cell>
          <table:table-cell table:style-name="Table2.A2" office:value-type="string">
            <text:p text:style-name="P31"><text:span text:style-name="T14">Klikšķinot uz programmas palaišanas ikonas atveras programmas sākuma skats - ielādējas </text:span><text:span text:style-name="T17">testa</text:span><text:span text:style-name="T14"> nosaukums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0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Line94037445169008">
          <table:table-cell table:style-name="Table2.A2" office:value-type="string">
            <text:p text:style-name="P34">6.</text:p>
          </table:table-cell>
          <table:table-cell table:style-name="Table2.A2" office:value-type="string">
            <text:p text:style-name="P35">Programmas palaišanas ikona</text:p>
          </table:table-cell>
          <table:table-cell table:style-name="Table2.A2" office:value-type="string">
            <text:p text:style-name="P26">Klikšķinot uz programmas palaišanas ikonas atveras programmas sākuma skats – redzama poga "Sākt"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0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Line94037375200928">
          <table:table-cell table:style-name="Table2.A2" office:value-type="string">
            <text:p text:style-name="P34">7.</text:p>
          </table:table-cell>
          <table:table-cell table:style-name="Table2.A2" office:value-type="string">
            <text:p text:style-name="P27">Programmas sākuma skats</text:p>
          </table:table-cell>
          <table:table-cell table:style-name="Table2.A2" office:value-type="string">
            <text:p text:style-name="P26">Klikšķinot uz programmas loga aizvēršanas pogas, programma tiek aizvērta.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0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Line94037375202192">
          <table:table-cell table:style-name="Table2.A2" office:value-type="string">
            <text:p text:style-name="P34">8.</text:p>
          </table:table-cell>
          <table:table-cell table:style-name="Table2.A2" office:value-type="string">
            <text:p text:style-name="P27">Programmas sākuma skats</text:p>
          </table:table-cell>
          <table:table-cell table:style-name="Table2.A2" office:value-type="string">
            <text:p text:style-name="P31"><text:span text:style-name="T32">Klikšķinot uz pogas "Sākt", ielādējas jautājuma skats - virsraksta joslā redzams </text:span><text:soft-page-break/><text:span text:style-name="T32">uzraksts "</text:span><text:span text:style-name="T33">Tests</text:span><text:span text:style-name="T32">"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0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Line94037391389632">
          <table:table-cell table:style-name="Table2.A2" office:value-type="string">
            <text:p text:style-name="P34">9.</text:p>
          </table:table-cell>
          <table:table-cell table:style-name="Table2.A2" office:value-type="string">
            <text:p text:style-name="P27">Programmas sākuma skats</text:p>
          </table:table-cell>
          <table:table-cell table:style-name="Table2.A2" office:value-type="string">
            <text:p text:style-name="P31"><text:span text:style-name="T32">Klikšķinot uz pogas "Sākt", ielādējas jautājuma skats – </text:span><text:span text:style-name="T34">ir</text:span><text:span text:style-name="T32"> redzama programmas loga minimizēšanas poga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0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Line94037390688688">
          <table:table-cell table:style-name="Table2.A2" office:value-type="string">
            <text:p text:style-name="P34">10.</text:p>
          </table:table-cell>
          <table:table-cell table:style-name="Table2.A2" office:value-type="string">
            <text:p text:style-name="P27">Programmas sākuma skats</text:p>
          </table:table-cell>
          <table:table-cell table:style-name="Table2.A2" office:value-type="string">
            <text:p text:style-name="P26">Klikšķinot uz pogas "Sākt", ielādējas jautājuma skats - redzama programmas loga aizvēršanas poga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0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Line94037390689920">
          <table:table-cell table:style-name="Table2.A2" office:value-type="string">
            <text:p text:style-name="P34">11.</text:p>
          </table:table-cell>
          <table:table-cell table:style-name="Table2.A2" office:value-type="string">
            <text:p text:style-name="P27">Programmas sākuma skats</text:p>
          </table:table-cell>
          <table:table-cell table:style-name="Table2.A2" office:value-type="string">
            <text:p text:style-name="P26">Klikšķinot uz pogas "Sākt", ielādējas jautājuma skats - redzama informācija, kurš no jautājumiem tiek attēlots ekrānā (1. no 10 jautājumiem)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0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Line94037326983968">
          <table:table-cell table:style-name="Table2.A2" office:value-type="string">
            <text:p text:style-name="P34">12.</text:p>
          </table:table-cell>
          <table:table-cell table:style-name="Table2.A2" office:value-type="string">
            <text:p text:style-name="P27">Programmas sākuma skats</text:p>
          </table:table-cell>
          <table:table-cell table:style-name="Table2.A2" office:value-type="string">
            <text:p text:style-name="P31"><text:span text:style-name="T32">Klikšķinot uz pogas "Sākt", ielādējas jautājuma skats – pilnībā redzams gramatiski pareizi formulēts </text:span><text:span text:style-name="T34">jautājuma teksts.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0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Line94037329085552">
          <table:table-cell table:style-name="Table2.A2" office:value-type="string">
            <text:p text:style-name="P34">13.</text:p>
          </table:table-cell>
          <table:table-cell table:style-name="Table2.A2" office:value-type="string">
            <text:p text:style-name="P27">Programmas sākuma skats</text:p>
          </table:table-cell>
          <table:table-cell table:style-name="Table2.A2" office:value-type="string">
            <text:p text:style-name="P26">Klikšķinot uz pogas "Sākt", ielādējas jautājuma skats – pilnībā redzama gramatiski pareizi formulēta jautājumam atbilstoša 1. atbilde 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1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Line94037329086816">
          <table:table-cell table:style-name="Table2.A2" office:value-type="string">
            <text:p text:style-name="P34">14.</text:p>
          </table:table-cell>
          <table:table-cell table:style-name="Table2.A2" office:value-type="string">
            <text:p text:style-name="P27">Programmas sākuma skats</text:p>
          </table:table-cell>
          <table:table-cell table:style-name="Table2.A2" office:value-type="string">
            <text:p text:style-name="P26">Klikšķinot uz pogas "Sākt", ielādējas jautājuma skats – pilnībā redzama gramatiski pareizi formulēta jautājumam atbilstoša 2. atbilde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1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Line94037323358400">
          <table:table-cell table:style-name="Table2.A2" office:value-type="string">
            <text:p text:style-name="P34">15.</text:p>
          </table:table-cell>
          <table:table-cell table:style-name="Table2.A2" office:value-type="string">
            <text:p text:style-name="P27">Programmas sākuma skats</text:p>
          </table:table-cell>
          <table:table-cell table:style-name="Table2.A2" office:value-type="string">
            <text:p text:style-name="P26">Klikšķinot uz pogas "Sākt", ielādējas jautājuma skats – pilnībā redzama gramatiski pareizi formulēta jautājumam atbilstoša 3. atbilde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1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Line94037353963984">
          <table:table-cell table:style-name="Table2.A2" office:value-type="string">
            <text:p text:style-name="P34">16.</text:p>
          </table:table-cell>
          <table:table-cell table:style-name="Table2.A2" office:value-type="string">
            <text:p text:style-name="P27">Programmas sākuma skats</text:p>
          </table:table-cell>
          <table:table-cell table:style-name="Table2.A2" office:value-type="string">
            <text:p text:style-name="P25"><text:span text:style-name="T14">Klikšķinot uz pogas "Sākt", ielādējas jautājuma skats – pilnībā redzama gramatiski pareizi formulēta jautājumam atbilstoša </text:span><text:span text:style-name="T18">4</text:span><text:span text:style-name="T14">. atbilde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1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Line94037353965296">
          <table:table-cell table:style-name="Table2.A2" office:value-type="string">
            <text:p text:style-name="P36">17.</text:p>
          </table:table-cell>
          <table:table-cell table:style-name="Table2.A2" office:value-type="string">
            <text:p text:style-name="P28">Jautājumu skats</text:p>
          </table:table-cell>
          <table:table-cell table:style-name="Table2.A2" office:value-type="string">
            <text:p text:style-name="P26">Klikšķinot uz 1. atbildes – par 1 pieaug jautājuma kārtas numurs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3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Line94037429283536">
          <table:table-cell table:style-name="Table2.A2" office:value-type="string">
            <text:p text:style-name="P37">1<text:span text:style-name="T38">8</text:span>.</text:p>
          </table:table-cell>
          <table:table-cell table:style-name="Table2.A2" office:value-type="string">
            <text:p text:style-name="P28">Jautājumu skats</text:p>
          </table:table-cell>
          <table:table-cell table:style-name="Table2.A2" office:value-type="string">
            <text:p text:style-name="P31"><text:span text:style-name="T32">Klikšķinot uz 1. atbildes – ielādējas pilnībā redzams </text:span><text:span text:style-name="T35">nākamais</text:span><text:span text:style-name="T32"> jautājums</text:span></text:p>
            <text:p text:style-name="P30">Skat. jautājumu saraksts!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1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Line94037328501072">
          <table:table-cell table:style-name="Table2.A2" office:value-type="string">
            <text:p text:style-name="P37">1<text:span text:style-name="T38">9</text:span>.</text:p>
          </table:table-cell>
          <table:table-cell table:style-name="Table2.A2" office:value-type="string">
            <text:p text:style-name="P28">Jautājumu skats</text:p>
          </table:table-cell>
          <table:table-cell table:style-name="Table2.A2" office:value-type="string">
            <text:p text:style-name="P31"><text:span text:style-name="T32">Klikšķinot uz </text:span><text:span text:style-name="T35">2</text:span><text:span text:style-name="T32">. atbildes – ielādējas pilnībā redzams </text:span><text:span text:style-name="T35">nākamais</text:span><text:span text:style-name="T32"> jautājums</text:span></text:p>
            <text:p text:style-name="P30">Skat. jautājumu saraksts!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1">izpildās</text:p>
          </table:table-cell>
          <table:table-cell table:style-name="Table2.F2" office:value-type="string">
            <text:p text:style-name="P39"/>
          </table:table-cell>
        </table:table-row>
        <text:soft-page-break/>
        <table:table-row table:style-name="TableLine94037328502304">
          <table:table-cell table:style-name="Table2.A2" office:value-type="string">
            <text:p text:style-name="P44"><text:span text:style-name="T36">20</text:span><text:span text:style-name="T37">.</text:span></text:p>
          </table:table-cell>
          <table:table-cell table:style-name="Table2.A2" office:value-type="string">
            <text:p text:style-name="P28">Jautājumu skats</text:p>
          </table:table-cell>
          <table:table-cell table:style-name="Table2.A2" office:value-type="string">
            <text:p text:style-name="P31"><text:span text:style-name="T32">Klikšķinot uz </text:span><text:span text:style-name="T35">3</text:span><text:span text:style-name="T32">. atbildes – ielādējas pilnībā redzams </text:span><text:span text:style-name="T35">nākamais</text:span><text:span text:style-name="T32"> jautājums</text:span></text:p>
            <text:p text:style-name="P30">Skat. jautājumu saraksts!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1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Line94037440133040">
          <table:table-cell table:style-name="Table2.A2" office:value-type="string">
            <text:p text:style-name="P45">21.</text:p>
          </table:table-cell>
          <table:table-cell table:style-name="Table2.A2" office:value-type="string">
            <text:p text:style-name="P28">Jautājumu skats</text:p>
          </table:table-cell>
          <table:table-cell table:style-name="Table2.A2" office:value-type="string">
            <text:p text:style-name="P31"><text:span text:style-name="T32">Klikšķinot uz </text:span><text:span text:style-name="T35">4</text:span><text:span text:style-name="T32">. atbildes – ielādējas pilnībā redzams </text:span><text:span text:style-name="T35">nākamais</text:span><text:span text:style-name="T32"> jautājums</text:span></text:p>
            <text:p text:style-name="P30">Skat. jautājumu saraksts!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1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Line94037455625456">
          <table:table-cell table:style-name="Table2.A2" office:value-type="string">
            <text:p text:style-name="P37">2<text:span text:style-name="T38">1</text:span>.</text:p>
          </table:table-cell>
          <table:table-cell table:style-name="Table2.A2" office:value-type="string">
            <text:p text:style-name="P28">Jautājumu skats</text:p>
          </table:table-cell>
          <table:table-cell table:style-name="Table2.A2" office:value-type="string">
            <text:p text:style-name="P25"><text:span text:style-name="T14">Klikšķinot uz </text:span><text:span text:style-name="T18">2</text:span><text:span text:style-name="T14">. atbildes – par 1 pieaug jautājuma kārtas numurs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1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Line94037455626768">
          <table:table-cell table:style-name="Table2.A2" office:value-type="string">
            <text:p text:style-name="P37">2<text:span text:style-name="T38">2</text:span>.</text:p>
          </table:table-cell>
          <table:table-cell table:style-name="Table2.A2" office:value-type="string">
            <text:p text:style-name="P28">Jautājumu skats</text:p>
          </table:table-cell>
          <table:table-cell table:style-name="Table2.A2" office:value-type="string">
            <text:p text:style-name="P31"><text:span text:style-name="T32">Klikšķinot uz 1. atbildes – ielādējas pilnībā redzams </text:span><text:span text:style-name="T35">nākamais</text:span><text:span text:style-name="T32"> jautājums</text:span></text:p>
            <text:p text:style-name="P30">Skat. jautājumu saraksts!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1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Line94037441270848">
          <table:table-cell table:style-name="Table2.A2" office:value-type="string">
            <text:p text:style-name="P37">2<text:span text:style-name="T38">3</text:span>.</text:p>
          </table:table-cell>
          <table:table-cell table:style-name="Table2.A2" office:value-type="string">
            <text:p text:style-name="P28">Jautājumu skats</text:p>
          </table:table-cell>
          <table:table-cell table:style-name="Table2.A2" office:value-type="string">
            <text:p text:style-name="P31"><text:span text:style-name="T32">Klikšķinot uz </text:span><text:span text:style-name="T35">2</text:span><text:span text:style-name="T32">. atbildes – ielādējas pilnībā redzams </text:span><text:span text:style-name="T35">nākamais</text:span><text:span text:style-name="T32"> jautājums</text:span></text:p>
            <text:p text:style-name="P30">Skat. jautājumu saraksts!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Line94037442424288">
          <table:table-cell table:style-name="Table2.A2" office:value-type="string">
            <text:p text:style-name="P37">2<text:span text:style-name="T38">4</text:span>.</text:p>
          </table:table-cell>
          <table:table-cell table:style-name="Table2.A2" office:value-type="string">
            <text:p text:style-name="P28">Jautājumu skats</text:p>
          </table:table-cell>
          <table:table-cell table:style-name="Table2.A2" office:value-type="string">
            <text:p text:style-name="P31"><text:span text:style-name="T32">Klikšķinot uz </text:span><text:span text:style-name="T35">3</text:span><text:span text:style-name="T32">. atbildes – ielādējas pilnībā redzams </text:span><text:span text:style-name="T35">nākamais</text:span><text:span text:style-name="T32"> jautājums</text:span></text:p>
            <text:p text:style-name="P30">Skat. jautājumu saraksts!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Line94037442425552">
          <table:table-cell table:style-name="Table2.A2" office:value-type="string">
            <text:p text:style-name="P37">2<text:span text:style-name="T38">5</text:span>.</text:p>
          </table:table-cell>
          <table:table-cell table:style-name="Table2.A2" office:value-type="string">
            <text:p text:style-name="P28">Jautājumu skats</text:p>
          </table:table-cell>
          <table:table-cell table:style-name="Table2.A2" office:value-type="string">
            <text:p text:style-name="P31"><text:span text:style-name="T32">Klikšķinot uz </text:span><text:span text:style-name="T35">4</text:span><text:span text:style-name="T32">. atbildes – ielādējas pilnībā redzams </text:span><text:span text:style-name="T35">nākamais</text:span><text:span text:style-name="T32"> jautājums</text:span></text:p>
            <text:p text:style-name="P30">Skat. jautājumu saraksts!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Line94037442774080">
          <table:table-cell table:style-name="Table2.A2" office:value-type="string">
            <text:p text:style-name="P37">2<text:span text:style-name="T38">6</text:span>.</text:p>
          </table:table-cell>
          <table:table-cell table:style-name="Table2.A2" office:value-type="string">
            <text:p text:style-name="P28">Jautājumu skats</text:p>
          </table:table-cell>
          <table:table-cell table:style-name="Table2.A2" office:value-type="string">
            <text:p text:style-name="P25"><text:span text:style-name="T14">Klikšķinot uz </text:span><text:span text:style-name="T18">3</text:span><text:span text:style-name="T14">. atbildes – par 1 pieaug jautājuma kārtas numurs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Line94037455481232">
          <table:table-cell table:style-name="Table2.A2" office:value-type="string">
            <text:p text:style-name="P37">2<text:span text:style-name="T38">7</text:span>.</text:p>
          </table:table-cell>
          <table:table-cell table:style-name="Table2.A2" office:value-type="string">
            <text:p text:style-name="P28">Jautājumu skats</text:p>
          </table:table-cell>
          <table:table-cell table:style-name="Table2.A2" office:value-type="string">
            <text:p text:style-name="P31"><text:span text:style-name="T32">Klikšķinot uz 1. atbildes – ielādējas pilnībā redzams </text:span><text:span text:style-name="T35">nākamais</text:span><text:span text:style-name="T32"> jautājums</text:span></text:p>
            <text:p text:style-name="P30">Skat. jautājumu saraksts!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Line94037455482496">
          <table:table-cell table:style-name="Table2.A2" office:value-type="string">
            <text:p text:style-name="P37">2<text:span text:style-name="T38">8</text:span>.</text:p>
          </table:table-cell>
          <table:table-cell table:style-name="Table2.A2" office:value-type="string">
            <text:p text:style-name="P28">Jautājumu skats</text:p>
          </table:table-cell>
          <table:table-cell table:style-name="Table2.A2" office:value-type="string">
            <text:p text:style-name="P31"><text:span text:style-name="T32">Klikšķinot uz </text:span><text:span text:style-name="T35">2</text:span><text:span text:style-name="T32">. atbildes – ielādējas pilnībā redzams </text:span><text:span text:style-name="T35">nākamais</text:span><text:span text:style-name="T32"> jautājums</text:span></text:p>
            <text:p text:style-name="P30">Skat. jautājumu saraksts!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Line94037341406624">
          <table:table-cell table:style-name="Table2.A2" office:value-type="string">
            <text:p text:style-name="P37">2<text:span text:style-name="T38">9</text:span>.</text:p>
          </table:table-cell>
          <table:table-cell table:style-name="Table2.A2" office:value-type="string">
            <text:p text:style-name="P28">Jautājumu skats</text:p>
          </table:table-cell>
          <table:table-cell table:style-name="Table2.A2" office:value-type="string">
            <text:p text:style-name="P31"><text:span text:style-name="T32">Klikšķinot uz </text:span><text:span text:style-name="T35">3</text:span><text:span text:style-name="T32">. atbildes – ielādējas pilnībā redzams </text:span><text:span text:style-name="T35">nākamais</text:span><text:span text:style-name="T32"> jautājums</text:span></text:p>
            <text:p text:style-name="P30">Skat. jautājumu saraksts!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Line94037454359392">
          <table:table-cell table:style-name="Table2.A2" office:value-type="string">
            <text:p text:style-name="P44"><text:span text:style-name="T36">30</text:span><text:span text:style-name="T37">.</text:span></text:p>
          </table:table-cell>
          <table:table-cell table:style-name="Table2.A2" office:value-type="string">
            <text:p text:style-name="P28">Jautājumu skats</text:p>
          </table:table-cell>
          <table:table-cell table:style-name="Table2.A2" office:value-type="string">
            <text:p text:style-name="P25"><text:span text:style-name="T14">Klikšķinot uz </text:span><text:span text:style-name="T18">4</text:span><text:span text:style-name="T14">. atbildes – ielādējas pilnībā redzams </text:span><text:span text:style-name="T18">nākamais</text:span><text:span text:style-name="T14"> jautājums</text:span></text:p>
            <text:p text:style-name="P30">Skat. jautājumu saraksts!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Line94037454360656">
          <table:table-cell table:style-name="Table2.A2" office:value-type="string">
            <text:p text:style-name="P37">3<text:span text:style-name="T38">1</text:span>.</text:p>
          </table:table-cell>
          <table:table-cell table:style-name="Table2.A2" office:value-type="string">
            <text:p text:style-name="P28">Jautājumu skats</text:p>
          </table:table-cell>
          <table:table-cell table:style-name="Table2.A2" office:value-type="string">
            <text:p text:style-name="P25"><text:span text:style-name="T14">Klikšķinot uz </text:span><text:span text:style-name="T18">4</text:span><text:span text:style-name="T14">. atbildes – par 1 pieaug jautājuma kārtas numurs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ext:soft-page-break/>
        <table:table-row table:style-name="TableLine94037363574256">
          <table:table-cell table:style-name="Table2.A2" office:value-type="string">
            <text:p text:style-name="P37">3<text:span text:style-name="T38">2</text:span>.</text:p>
          </table:table-cell>
          <table:table-cell table:style-name="Table2.A2" office:value-type="string">
            <text:p text:style-name="P28">Jautājumu skats</text:p>
          </table:table-cell>
          <table:table-cell table:style-name="Table2.A2" office:value-type="string">
            <text:p text:style-name="P25"><text:span text:style-name="T14">Klikšķinot uz 1. atbildes – ielādējas pilnībā redzams </text:span><text:span text:style-name="T18">nākamais</text:span><text:span text:style-name="T14"> jautājums</text:span></text:p>
            <text:p text:style-name="P30">Skat. jautājumu saraksts!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Line94037359016320">
          <table:table-cell table:style-name="Table2.A2" office:value-type="string">
            <text:p text:style-name="P37">3<text:span text:style-name="T38">3</text:span>.</text:p>
          </table:table-cell>
          <table:table-cell table:style-name="Table2.A2" office:value-type="string">
            <text:p text:style-name="P28">Jautājumu skats</text:p>
          </table:table-cell>
          <table:table-cell table:style-name="Table2.A2" office:value-type="string">
            <text:p text:style-name="P25"><text:span text:style-name="T14">Klikšķinot uz </text:span><text:span text:style-name="T18">2</text:span><text:span text:style-name="T14">. atbildes – ielādējas pilnībā redzams </text:span><text:span text:style-name="T18">nākamais</text:span><text:span text:style-name="T14"> jautājums</text:span></text:p>
            <text:p text:style-name="P30">Skat. jautājumu saraksts!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2.36">
          <table:table-cell table:style-name="Table2.A2" office:value-type="string">
            <text:p text:style-name="P37">3<text:span text:style-name="T38">4</text:span>.</text:p>
          </table:table-cell>
          <table:table-cell table:style-name="Table2.A2" office:value-type="string">
            <text:p text:style-name="P28">Jautājumu skats</text:p>
          </table:table-cell>
          <table:table-cell table:style-name="Table2.A2" office:value-type="string">
            <text:p text:style-name="P25"><text:span text:style-name="T14">Klikšķinot uz </text:span><text:span text:style-name="T18">3</text:span><text:span text:style-name="T14">. atbildes – ielādējas pilnībā redzams </text:span><text:span text:style-name="T18">nākamais</text:span><text:span text:style-name="T14"> jautājums</text:span></text:p>
            <text:p text:style-name="P30">Skat. jautājumu saraksts!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2.36">
          <table:table-cell table:style-name="Table2.A2" office:value-type="string">
            <text:p text:style-name="P37">3<text:span text:style-name="T38">5</text:span>.</text:p>
          </table:table-cell>
          <table:table-cell table:style-name="Table2.A2" office:value-type="string">
            <text:p text:style-name="P28">Jautājumu skats </text:p>
          </table:table-cell>
          <table:table-cell table:style-name="Table2.A2" office:value-type="string">
            <text:p text:style-name="P25"><text:span text:style-name="T14">Klikšķinot uz </text:span><text:span text:style-name="T18">4</text:span><text:span text:style-name="T14">. atbildes – ielādējas pilnībā redzams </text:span><text:span text:style-name="T18">nākamais</text:span><text:span text:style-name="T14"> jautājums</text:span></text:p>
            <text:p text:style-name="P30">Skat. jautājumu saraksts!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2.36">
          <table:table-cell table:style-name="Table2.A2" office:value-type="string">
            <text:p text:style-name="P38">36.</text:p>
          </table:table-cell>
          <table:table-cell table:style-name="Table2.A2" office:value-type="string">
            <text:p text:style-name="P28">Jautājumu skats (ekrānā redzams 10 jautājums)</text:p>
          </table:table-cell>
          <table:table-cell table:style-name="Table2.A2" office:value-type="string">
            <text:p text:style-name="P25"><text:span text:style-name="T14">Klikšķinot uz 1. atbildes, ielādējas rezultāta skats - virsraksta joslā redzams uzraksts "</text:span><text:span text:style-name="T19">Tests</text:span><text:span text:style-name="T14">"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2.36">
          <table:table-cell table:style-name="Table2.A2" office:value-type="string">
            <text:p text:style-name="P38">37.</text:p>
          </table:table-cell>
          <table:table-cell table:style-name="Table2.A2" office:value-type="string">
            <text:p text:style-name="P28">Jautājumu skats (ekrānā redzams 10 jautājums)</text:p>
          </table:table-cell>
          <table:table-cell table:style-name="Table2.A2" office:value-type="string">
            <text:p text:style-name="P25"><text:span text:style-name="T14">Klikšķinot uz 1. atbildes, ielādējas rezultāta skats – </text:span><text:span text:style-name="T19">ir</text:span><text:span text:style-name="T14"> redzama programmas loga minimizēšanas poga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2.36">
          <table:table-cell table:style-name="Table2.A2" office:value-type="string">
            <text:p text:style-name="P38">38.</text:p>
          </table:table-cell>
          <table:table-cell table:style-name="Table2.A2" office:value-type="string">
            <text:p text:style-name="P28">Jautājumu skats (ekrānā redzams 10 jautājums)</text:p>
          </table:table-cell>
          <table:table-cell table:style-name="Table2.A2" office:value-type="string">
            <text:p text:style-name="P25"><text:span text:style-name="T14">Klikšķinot uz 1. atbildes, ielādējas rezultāta skats – </text:span><text:span text:style-name="T19">ir</text:span><text:span text:style-name="T14"> redzama programmas loga maksimizēšanas poga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2.36">
          <table:table-cell table:style-name="Table2.A2" office:value-type="string">
            <text:p text:style-name="P38">39.</text:p>
          </table:table-cell>
          <table:table-cell table:style-name="Table2.A2" office:value-type="string">
            <text:p text:style-name="P29">Jautājumu skats (ekrānā redzams 10 jautājums)</text:p>
          </table:table-cell>
          <table:table-cell table:style-name="Table2.A2" office:value-type="string">
            <text:p text:style-name="P26">Klikšķinot uz 1. atbildes, ielādējas rezultāta skats - redzama programmas loga aizvēršanas poga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2.36">
          <table:table-cell table:style-name="Table2.A2" office:value-type="string">
            <text:p text:style-name="P38">40.</text:p>
          </table:table-cell>
          <table:table-cell table:style-name="Table2.A2" office:value-type="string">
            <text:p text:style-name="P29">Jautājumu skats (ekrānā redzams 10 jautājums)</text:p>
          </table:table-cell>
          <table:table-cell table:style-name="Table2.A2" office:value-type="string">
            <text:p text:style-name="P25"><text:span text:style-name="T14">Klikšķinot uz 1. atbildes, ielādējas rezultāta skats – redzams </text:span><text:span text:style-name="T19">testa</text:span><text:span text:style-name="T14"> nosaukums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2.36">
          <table:table-cell table:style-name="Table2.A2" office:value-type="string">
            <text:p text:style-name="P38">41.</text:p>
          </table:table-cell>
          <table:table-cell table:style-name="Table2.A2" office:value-type="string">
            <text:p text:style-name="P28">Jautājumu skats (ekrānā redzams 10 jautājums)</text:p>
          </table:table-cell>
          <table:table-cell table:style-name="Table2.A2" office:value-type="string">
            <text:p text:style-name="P25"><text:span text:style-name="T14">Klikšķinot uz 1. atbildes, ielādējas rezultāta skats – redzams </text:span><text:span text:style-name="T19">grāmatas varonis, kuram izpildītājs ir vislīdzīgākais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2.36">
          <table:table-cell table:style-name="Table2.A2" office:value-type="string">
            <text:p text:style-name="P38">42.</text:p>
          </table:table-cell>
          <table:table-cell table:style-name="Table2.A2" office:value-type="string">
            <text:p text:style-name="P28">Jautājumu skats (ekrānā redzams 10 jautājums)</text:p>
          </table:table-cell>
          <table:table-cell table:style-name="Table2.A2" office:value-type="string">
            <text:p text:style-name="P25"><text:span text:style-name="T14">Klikšķinot uz 1. atbildes, ielādējas rezultāta skats – <text:s/>redzams komentārs, </text:span><text:span text:style-name="T19">kuram grāmatas varon</text:span><text:span text:style-name="T14">i</text:span><text:span text:style-name="T19">m izpildītājs ir vislīdzīgākais</text:span><text:span text:style-name="T14">:</text:span></text:p>
            <text:list xml:id="list1429390976" text:style-name="L1">
              <text:list-item>
                <text:list>
                  <text:list-item>
                    <text:p text:style-name="P1">Tu esi vislīdzīgākais/ā HARIJAM POTERAM! Tev <text:soft-page-break/>diezgan labi padodas skola, bet tu labprātāk pavadi laiku <text:span text:style-name="T39">spēlējot galda spēles un lidojot uz slotas 🪄</text:span></text:p>
                    <text:p text:style-name="P2">Harijs Poters, grāmatu sērijas (Dž. K Roulinga)</text:p>
                  </text:list-item>
                  <text:list-item>
                    <text:p text:style-name="P4"><text:span text:style-name="T21">Tu esi vislīdzīgākais/ā </text:span><text:span text:style-name="T22">KATNISAI EVERDĪNAI</text:span><text:span text:style-name="T21">! Tu</text:span><text:span text:style-name="T22"> esi brīvs un aktīvs cilvēks, taču tu arī augsti vērtē mieru. Brīvajā laikā tu ej pastaigās pa mežu </text:span><text:span text:style-name="T23">un izbaudi klusumu 🏹</text:span></text:p>
                    <text:p text:style-name="P5"><text:span text:style-name="T23">B</text:span><text:span text:style-name="T20">ada spēles, triloģija (Sūzena Kolinsa</text:span><text:span text:style-name="T24">)</text:span></text:p>
                  </text:list-item>
                  <text:list-item>
                    <text:p text:style-name="P4"><text:span text:style-name="T21">Tu esi vislīdzīgākais/ā </text:span><text:span text:style-name="T25">ANNAI NO ZAĻAJIEM JUMTIEM</text:span><text:span text:style-name="T21">! </text:span><text:span text:style-name="T25">Tu esi </text:span><text:span text:style-name="T26">ļoti patīkams </text:span><text:span text:style-name="T25">cilvēks ar plašu iztēli. </text:span><text:span text:style-name="T24">Esi čakls un tas ir labi pamanāms skolā un </text:span><text:span text:style-name="T27">dzīvē 🌼</text:span></text:p>
                    <text:p text:style-name="P3">Anna no Zaļajiem Jumtiem, grāmatu sērijas (L. M Montgomerija)</text:p>
                  </text:list-item>
                  <text:list-item>
                    <text:p text:style-name="P4"><text:span text:style-name="T21">Tu esi vislīdzīgākais/ā </text:span><text:span text:style-name="T27">MUMINTROLLIM</text:span><text:span text:style-name="T21">! </text:span><text:span text:style-name="T27">Tu esi </text:span><text:span text:style-name="T28">piedzīvojumu</text:span><text:span text:style-name="T27"> meklētājs, tev patīk jautri pavadīt laiku ar draugiem. </text:span><text:span text:style-name="T29">Ļoti iespējams tev arī ļoti patīk gulēt (Mumintroļļi guļ ziemas miegu ;)) 🌊</text:span></text:p>
                    <text:p text:style-name="P6"><text:span text:style-name="T20">Mumini, grāmatu </text:span><text:soft-page-break/><text:span text:style-name="T20">sērijas (Tūve Jansone)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2.36">
          <table:table-cell table:style-name="Table2.A2" office:value-type="string">
            <text:p text:style-name="P38">43.</text:p>
          </table:table-cell>
          <table:table-cell table:style-name="Table2.A2" office:value-type="string">
            <text:p text:style-name="P28">Jautājumu skats (ekrānā redzams 10 jautājums)</text:p>
          </table:table-cell>
          <table:table-cell table:style-name="Table2.A2" office:value-type="string">
            <text:p text:style-name="P25"><text:span text:style-name="T14">Klikšķinot uz </text:span><text:span text:style-name="T19">2</text:span><text:span text:style-name="T14">. atbildes, ielādējas rezultāta skats - virsraksta joslā redzams uzraksts "</text:span><text:span text:style-name="T19">Tests</text:span><text:span text:style-name="T14">"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2.36">
          <table:table-cell table:style-name="Table2.A2" office:value-type="string">
            <text:p text:style-name="P38">44.</text:p>
          </table:table-cell>
          <table:table-cell table:style-name="Table2.A2" office:value-type="string">
            <text:p text:style-name="P29">Jautājumu skats (ekrānā redzams 10 jautājums)</text:p>
          </table:table-cell>
          <table:table-cell table:style-name="Table2.A2" office:value-type="string">
            <text:p text:style-name="P25"><text:span text:style-name="T14">Klikšķinot uz </text:span><text:span text:style-name="T19">2</text:span><text:span text:style-name="T14">. atbildes, ielādējas rezultāta skats – </text:span><text:span text:style-name="T19">ir</text:span><text:span text:style-name="T14"> redzama programmas loga minimizēšanas poga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2.36">
          <table:table-cell table:style-name="Table2.A2" office:value-type="string">
            <text:p text:style-name="P38">45.</text:p>
          </table:table-cell>
          <table:table-cell table:style-name="Table2.A2" office:value-type="string">
            <text:p text:style-name="P28">Jautājumu skats (ekrānā redzams 10 jautājums)</text:p>
          </table:table-cell>
          <table:table-cell table:style-name="Table2.A2" office:value-type="string">
            <text:p text:style-name="P25"><text:span text:style-name="T14">Klikšķinot uz </text:span><text:span text:style-name="T19">2</text:span><text:span text:style-name="T14">. atbildes, ielādējas rezultāta skats – </text:span><text:span text:style-name="T19">ir</text:span><text:span text:style-name="T14"> redzama programmas loga maksimizēšanas poga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2.36">
          <table:table-cell table:style-name="Table2.A2" office:value-type="string">
            <text:p text:style-name="P38">46.</text:p>
          </table:table-cell>
          <table:table-cell table:style-name="Table2.A2" office:value-type="string">
            <text:p text:style-name="P28">Jautājumu skats (ekrānā redzams 10 jautājums)</text:p>
          </table:table-cell>
          <table:table-cell table:style-name="Table2.A2" office:value-type="string">
            <text:p text:style-name="P25"><text:span text:style-name="T14">Klikšķinot uz </text:span><text:span text:style-name="T19">2</text:span><text:span text:style-name="T14">. atbildes, ielādējas rezultāta skats - redzama programmas loga aizvēršanas poga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2.36">
          <table:table-cell table:style-name="Table2.A2" office:value-type="string">
            <text:p text:style-name="P38">47.</text:p>
          </table:table-cell>
          <table:table-cell table:style-name="Table2.A2" office:value-type="string">
            <text:p text:style-name="P28">Jautājumu skats (ekrānā redzams 10 jautājums)</text:p>
          </table:table-cell>
          <table:table-cell table:style-name="Table2.A2" office:value-type="string">
            <text:p text:style-name="P25"><text:span text:style-name="T14">Klikšķinot uz </text:span><text:span text:style-name="T19">2</text:span><text:span text:style-name="T14">. atbildes, ielādējas rezultāta skats – redzams </text:span><text:span text:style-name="T19">testa</text:span><text:span text:style-name="T14"> nosaukums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2.36">
          <table:table-cell table:style-name="Table2.A2" office:value-type="string">
            <text:p text:style-name="P38">48.</text:p>
          </table:table-cell>
          <table:table-cell table:style-name="Table2.A2" office:value-type="string">
            <text:p text:style-name="P28">Jautājumu skats (ekrānā redzams 10 jautājums)</text:p>
          </table:table-cell>
          <table:table-cell table:style-name="Table2.A2" office:value-type="string">
            <text:p text:style-name="P25"><text:span text:style-name="T14">Klikšķinot uz </text:span><text:span text:style-name="T19">2</text:span><text:span text:style-name="T14">. atbildes, ielādējas rezultāta skats – redzams </text:span><text:span text:style-name="T19">grāmatas varonis, kuram izpildītājs ir vislīdzīgākais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2.36">
          <table:table-cell table:style-name="Table2.A2" office:value-type="string">
            <text:p text:style-name="P38">49.</text:p>
          </table:table-cell>
          <table:table-cell table:style-name="Table2.A2" office:value-type="string">
            <text:p text:style-name="P28">Jautājumu skats (ekrānā redzams 10 jautājums)</text:p>
          </table:table-cell>
          <table:table-cell table:style-name="Table2.A2" office:value-type="string">
            <text:p text:style-name="P25"><text:span text:style-name="T14">Klikšķinot uz </text:span><text:span text:style-name="T19">2</text:span><text:span text:style-name="T14">. atbildes, ielādējas rezultāta skats – <text:s/>redzams komentārs, </text:span><text:span text:style-name="T19">kuram grāmatas varon</text:span><text:span text:style-name="T14">i</text:span><text:span text:style-name="T19">m izpildītājs ir vislīdzīgākais</text:span><text:span text:style-name="T14">:</text:span></text:p>
            <text:list xml:id="list204835907074148" text:continue-numbering="true" text:style-name="L1">
              <text:list-item>
                <text:list>
                  <text:list-item>
                    <text:p text:style-name="P1">Tu esi vislīdzīgākais/ā HARIJAM POTERAM! Tev diezgan labi padodas skola, bet tu labprātāk pavadi laiku <text:span text:style-name="T39">spēlējot galda spēles un lidojot uz slotas 🪄</text:span></text:p>
                    <text:p text:style-name="P2">Harijs Poters, grāmatu sērijas (Dž. K Roulinga)</text:p>
                  </text:list-item>
                  <text:list-item>
                    <text:p text:style-name="P4"><text:span text:style-name="T21">Tu esi vislīdzīgākais/ā </text:span><text:span text:style-name="T22">KATNISAI EVERDĪNAI</text:span><text:span text:style-name="T21">! Tu</text:span><text:span text:style-name="T22"> esi brīvs un aktīvs cilvēks, taču tu arī </text:span><text:soft-page-break/><text:span text:style-name="T22">augsti vērtē mieru. Brīvajā laikā tu ej pastaigās pa mežu </text:span><text:span text:style-name="T23">un izbaudi klusumu 🏹</text:span></text:p>
                    <text:p text:style-name="P5"><text:span text:style-name="T23">B</text:span><text:span text:style-name="T20">ada spēles, triloģija (Sūzena Kolinsa</text:span><text:span text:style-name="T24">)</text:span></text:p>
                  </text:list-item>
                  <text:list-item>
                    <text:p text:style-name="P4"><text:span text:style-name="T21">Tu esi vislīdzīgākais/ā </text:span><text:span text:style-name="T25">ANNAI NO ZAĻAJIEM JUMTIEM</text:span><text:span text:style-name="T21">! </text:span><text:span text:style-name="T25">Tu esi </text:span><text:span text:style-name="T26">ļoti patīkams </text:span><text:span text:style-name="T25">cilvēks ar plašu iztēli. </text:span><text:span text:style-name="T24">Esi čakls un tas ir labi pamanāms skolā un </text:span><text:span text:style-name="T27">dzīvē 🌼</text:span></text:p>
                    <text:p text:style-name="P3">Anna no Zaļajiem Jumtiem, grāmatu sērijas (L. M Montgomerija)</text:p>
                  </text:list-item>
                  <text:list-item>
                    <text:p text:style-name="P4"><text:span text:style-name="T21">Tu esi vislīdzīgākais/ā </text:span><text:span text:style-name="T27">MUMINTROLLIM</text:span><text:span text:style-name="T21">! </text:span><text:span text:style-name="T27">Tu esi </text:span><text:span text:style-name="T28">piedzīvojumu</text:span><text:span text:style-name="T27"> meklētājs, tev patīk jautri pavadīt laiku ar draugiem. </text:span><text:span text:style-name="T29">Ļoti iespējams tev arī ļoti patīk gulēt (Mumintroļļi guļ ziemas miegu ;)) 🌊</text:span></text:p>
                    <text:p text:style-name="P7">Mumini, grāmatu sērijas (Tūve Jansone)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2.36">
          <table:table-cell table:style-name="Table2.A2" office:value-type="string">
            <text:p text:style-name="P38">50.</text:p>
          </table:table-cell>
          <table:table-cell table:style-name="Table2.A2" office:value-type="string">
            <text:p text:style-name="P28">Jautājumu skats (ekrānā redzams 10 jautājums)</text:p>
          </table:table-cell>
          <table:table-cell table:style-name="Table2.A2" office:value-type="string">
            <text:p text:style-name="P25"><text:span text:style-name="T14">Klikšķinot uz </text:span><text:span text:style-name="T19">3</text:span><text:span text:style-name="T14">. atbildes, ielādējas rezultāta skats - virsraksta joslā redzams uzraksts "</text:span><text:span text:style-name="T19">Tests</text:span><text:span text:style-name="T14">"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2.36">
          <table:table-cell table:style-name="Table2.A2" office:value-type="string">
            <text:p text:style-name="P38">51.</text:p>
          </table:table-cell>
          <table:table-cell table:style-name="Table2.A2" office:value-type="string">
            <text:p text:style-name="P28">Jautājumu skats (ekrānā redzams 10 jautājums)</text:p>
          </table:table-cell>
          <table:table-cell table:style-name="Table2.A2" office:value-type="string">
            <text:p text:style-name="P25"><text:span text:style-name="T14">Klikšķinot uz </text:span><text:span text:style-name="T19">3</text:span><text:span text:style-name="T14">. atbildes, ielādējas rezultāta skats – </text:span><text:span text:style-name="T19">ir</text:span><text:span text:style-name="T14"> redzama programmas loga minimizēšanas poga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2.36">
          <table:table-cell table:style-name="Table2.A2" office:value-type="string">
            <text:p text:style-name="P38">52.</text:p>
          </table:table-cell>
          <table:table-cell table:style-name="Table2.A2" office:value-type="string">
            <text:p text:style-name="P28">Jautājumu skats (ekrānā redzams 10 jautājums)</text:p>
          </table:table-cell>
          <table:table-cell table:style-name="Table2.A2" office:value-type="string">
            <text:p text:style-name="P25"><text:span text:style-name="T14">Klikšķinot uz </text:span><text:span text:style-name="T19">3</text:span><text:span text:style-name="T14">. atbildes, ielādējas rezultāta skats – </text:span><text:span text:style-name="T19">ir</text:span><text:span text:style-name="T14"> redzama programmas loga maksimizēšanas poga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ext:soft-page-break/>
        <table:table-row table:style-name="Table2.36">
          <table:table-cell table:style-name="Table2.A2" office:value-type="string">
            <text:p text:style-name="P38">53.</text:p>
          </table:table-cell>
          <table:table-cell table:style-name="Table2.A2" office:value-type="string">
            <text:p text:style-name="P28">Jautājumu skats (ekrānā redzams 10 jautājums)</text:p>
          </table:table-cell>
          <table:table-cell table:style-name="Table2.A2" office:value-type="string">
            <text:p text:style-name="P25"><text:span text:style-name="T14">Klikšķinot uz </text:span><text:span text:style-name="T19">3</text:span><text:span text:style-name="T14">. atbildes, ielādējas rezultāta skats - redzama programmas loga aizvēršanas poga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2.36">
          <table:table-cell table:style-name="Table2.A2" office:value-type="string">
            <text:p text:style-name="P38">54.</text:p>
          </table:table-cell>
          <table:table-cell table:style-name="Table2.A2" office:value-type="string">
            <text:p text:style-name="P28">Jautājumu skats (ekrānā redzams 10 jautājums)</text:p>
          </table:table-cell>
          <table:table-cell table:style-name="Table2.A2" office:value-type="string">
            <text:p text:style-name="P25"><text:span text:style-name="T14">Klikšķinot uz </text:span><text:span text:style-name="T19">3</text:span><text:span text:style-name="T14">. atbildes, ielādējas rezultāta skats – redzams </text:span><text:span text:style-name="T19">testa</text:span><text:span text:style-name="T14"> nosaukums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2.36">
          <table:table-cell table:style-name="Table2.A2" office:value-type="string">
            <text:p text:style-name="P38">55.</text:p>
          </table:table-cell>
          <table:table-cell table:style-name="Table2.A2" office:value-type="string">
            <text:p text:style-name="P28">Jautājumu skats (ekrānā redzams 10 jautājums)</text:p>
          </table:table-cell>
          <table:table-cell table:style-name="Table2.A2" office:value-type="string">
            <text:p text:style-name="P25"><text:span text:style-name="T14">Klikšķinot uz </text:span><text:span text:style-name="T19">3</text:span><text:span text:style-name="T14">. atbildes, ielādējas rezultāta skats – redzams </text:span><text:span text:style-name="T19">grāmatas varonis, kuram izpildītājs ir vislīdzīgākais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2.36">
          <table:table-cell table:style-name="Table2.A2" office:value-type="string">
            <text:p text:style-name="P38">56.</text:p>
          </table:table-cell>
          <table:table-cell table:style-name="Table2.A2" office:value-type="string">
            <text:p text:style-name="P28">Jautājumu skats (ekrānā redzams 10 jautājums)</text:p>
          </table:table-cell>
          <table:table-cell table:style-name="Table2.A2" office:value-type="string">
            <text:p text:style-name="P25"><text:span text:style-name="T14">Klikšķinot uz </text:span><text:span text:style-name="T19">3</text:span><text:span text:style-name="T14">. atbildes, ielādējas rezultāta skats – <text:s/>redzams komentārs, </text:span><text:span text:style-name="T19">kuram grāmatas varon</text:span><text:span text:style-name="T14">i</text:span><text:span text:style-name="T19">m izpildītājs ir vislīdzīgākais</text:span><text:span text:style-name="T14">:</text:span></text:p>
            <text:list xml:id="list204836178408689" text:continue-numbering="true" text:style-name="L1">
              <text:list-item>
                <text:list>
                  <text:list-item>
                    <text:p text:style-name="P1">Tu esi vislīdzīgākais/ā HARIJAM POTERAM! Tev diezgan labi padodas skola, bet tu labprātāk pavadi laiku <text:span text:style-name="T39">spēlējot galda spēles un lidojot uz slotas 🪄</text:span></text:p>
                    <text:p text:style-name="P2">Harijs Poters, grāmatu sērijas (Dž. K Roulinga)</text:p>
                  </text:list-item>
                  <text:list-item>
                    <text:p text:style-name="P4"><text:span text:style-name="T21">Tu esi vislīdzīgākais/ā </text:span><text:span text:style-name="T22">KATNISAI EVERDĪNAI</text:span><text:span text:style-name="T21">! Tu</text:span><text:span text:style-name="T22"> esi brīvs un aktīvs cilvēks, taču tu arī augsti vērtē mieru. Brīvajā laikā tu ej pastaigās pa mežu </text:span><text:span text:style-name="T23">un izbaudi klusumu 🏹</text:span></text:p>
                    <text:p text:style-name="P5"><text:span text:style-name="T23">B</text:span><text:span text:style-name="T20">ada spēles, triloģija (Sūzena Kolinsa</text:span><text:span text:style-name="T24">)</text:span></text:p>
                  </text:list-item>
                  <text:list-item>
                    <text:p text:style-name="P4"><text:span text:style-name="T21">Tu esi vislīdzīgākais/ā </text:span><text:span text:style-name="T25">ANNAI NO ZAĻAJIEM JUMTIEM</text:span><text:span text:style-name="T21">! </text:span><text:span text:style-name="T25">Tu esi </text:span><text:span text:style-name="T26">ļoti patīkams </text:span><text:soft-page-break/><text:span text:style-name="T25">cilvēks ar plašu iztēli. </text:span><text:span text:style-name="T24">Esi čakls un tas ir labi pamanāms skolā un </text:span><text:span text:style-name="T27">dzīvē 🌼</text:span></text:p>
                    <text:p text:style-name="P3">Anna no Zaļajiem Jumtiem, grāmatu sērijas (L. M Montgomerija)</text:p>
                  </text:list-item>
                  <text:list-item>
                    <text:p text:style-name="P4"><text:span text:style-name="T21">Tu esi vislīdzīgākais/ā </text:span><text:span text:style-name="T27">MUMINTROLLIM</text:span><text:span text:style-name="T21">! </text:span><text:span text:style-name="T27">Tu esi </text:span><text:span text:style-name="T28">piedzīvojumu</text:span><text:span text:style-name="T27"> meklētājs, tev patīk jautri pavadīt laiku ar draugiem. </text:span><text:span text:style-name="T29">Ļoti iespējams tev arī ļoti patīk gulēt (Mumintroļļi guļ ziemas miegu ;)) 🌊</text:span></text:p>
                    <text:p text:style-name="P7">Mumini, grāmatu sērijas (Tūve Jansone)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2.36">
          <table:table-cell table:style-name="Table2.A2" office:value-type="string">
            <text:p text:style-name="P38">57.</text:p>
          </table:table-cell>
          <table:table-cell table:style-name="Table2.A2" office:value-type="string">
            <text:p text:style-name="P28">Jautājumu skats (ekrānā redzams 10 jautājums)</text:p>
          </table:table-cell>
          <table:table-cell table:style-name="Table2.A2" office:value-type="string">
            <text:p text:style-name="P25"><text:span text:style-name="T14">Klikšķinot uz </text:span><text:span text:style-name="T19">4</text:span><text:span text:style-name="T14">. atbildes, ielādējas rezultāta skats - virsraksta joslā redzams uzraksts "</text:span><text:span text:style-name="T19">Tests</text:span><text:span text:style-name="T14">"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2.36">
          <table:table-cell table:style-name="Table2.A2" office:value-type="string">
            <text:p text:style-name="P38">58.</text:p>
          </table:table-cell>
          <table:table-cell table:style-name="Table2.A2" office:value-type="string">
            <text:p text:style-name="P28">Jautājumu skats (ekrānā redzams 10 jautājums)</text:p>
          </table:table-cell>
          <table:table-cell table:style-name="Table2.A2" office:value-type="string">
            <text:p text:style-name="P25"><text:span text:style-name="T14">Klikšķinot uz </text:span><text:span text:style-name="T19">4</text:span><text:span text:style-name="T14">. atbildes, ielādējas rezultāta skats – </text:span><text:span text:style-name="T19">ir</text:span><text:span text:style-name="T14"> redzama programmas loga minimizēšanas poga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2.36">
          <table:table-cell table:style-name="Table2.A2" office:value-type="string">
            <text:p text:style-name="P38">59.</text:p>
          </table:table-cell>
          <table:table-cell table:style-name="Table2.A2" office:value-type="string">
            <text:p text:style-name="P28">Jautājumu skats (ekrānā redzams 10 jautājums)</text:p>
          </table:table-cell>
          <table:table-cell table:style-name="Table2.A2" office:value-type="string">
            <text:p text:style-name="P25"><text:span text:style-name="T14">Klikšķinot uz </text:span><text:span text:style-name="T19">4</text:span><text:span text:style-name="T14">. atbildes, ielādējas rezultāta skats – </text:span><text:span text:style-name="T19">ir</text:span><text:span text:style-name="T14"> redzama programmas loga maksimizēšanas poga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2.36">
          <table:table-cell table:style-name="Table2.A2" office:value-type="string">
            <text:p text:style-name="P38">60.</text:p>
          </table:table-cell>
          <table:table-cell table:style-name="Table2.A2" office:value-type="string">
            <text:p text:style-name="P28">Jautājumu skats (ekrānā redzams 10 jautājums)</text:p>
          </table:table-cell>
          <table:table-cell table:style-name="Table2.A2" office:value-type="string">
            <text:p text:style-name="P25"><text:span text:style-name="T14">Klikšķinot uz </text:span><text:span text:style-name="T19">4</text:span><text:span text:style-name="T14">. atbildes, ielādējas rezultāta skats - redzama programmas loga aizvēršanas poga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2.36">
          <table:table-cell table:style-name="Table2.A2" office:value-type="string">
            <text:p text:style-name="P38">61.</text:p>
          </table:table-cell>
          <table:table-cell table:style-name="Table2.A2" office:value-type="string">
            <text:p text:style-name="P28">Jautājumu skats (ekrānā redzams 10 jautājums)</text:p>
          </table:table-cell>
          <table:table-cell table:style-name="Table2.A2" office:value-type="string">
            <text:p text:style-name="P25"><text:span text:style-name="T14">Klikšķinot uz </text:span><text:span text:style-name="T19">4</text:span><text:span text:style-name="T14">. atbildes, ielādējas rezultāta skats – redzams </text:span><text:span text:style-name="T19">testa</text:span><text:span text:style-name="T14"> nosaukums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2.36">
          <table:table-cell table:style-name="Table2.A2" office:value-type="string">
            <text:p text:style-name="P38">62.</text:p>
          </table:table-cell>
          <table:table-cell table:style-name="Table2.A2" office:value-type="string">
            <text:p text:style-name="P28">Jautājumu skats (ekrānā redzams 10 jautājums)</text:p>
          </table:table-cell>
          <table:table-cell table:style-name="Table2.A2" office:value-type="string">
            <text:p text:style-name="P25"><text:span text:style-name="T14">Klikšķinot uz </text:span><text:span text:style-name="T19">4</text:span><text:span text:style-name="T14">. atbildes, ielādējas rezultāta skats – redzams </text:span><text:span text:style-name="T19">grāmatas varonis, kuram izpildītājs ir vislīdzīgākais</text:span>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2.36">
          <table:table-cell table:style-name="Table2.A2" office:value-type="string">
            <text:p text:style-name="P38">63.</text:p>
          </table:table-cell>
          <table:table-cell table:style-name="Table2.A2" office:value-type="string">
            <text:p text:style-name="P28">Jautājumu skats (ekrānā redzams 10 jautājums)</text:p>
          </table:table-cell>
          <table:table-cell table:style-name="Table2.A2" office:value-type="string">
            <text:p text:style-name="P25"><text:span text:style-name="T14">Klikšķinot uz </text:span><text:span text:style-name="T19">4</text:span><text:span text:style-name="T14">. atbildes, ielādējas rezultāta skats – <text:s/>redzams komentārs, </text:span><text:span text:style-name="T19">kuram grāmatas varon</text:span><text:span text:style-name="T14">i</text:span><text:span text:style-name="T19">m izpildītājs ir vislīdzīgākais</text:span><text:span text:style-name="T14">:</text:span></text:p>
            <text:list xml:id="list204834590819490" text:continue-numbering="true" text:style-name="L1">
              <text:list-item>
                <text:list>
                  <text:list-item>
                    <text:p text:style-name="P1">Tu esi vislīdzīgākais/ā HARIJAM POTERAM! Tev diezgan labi padodas skola, bet tu labprātāk pavadi laiku <text:span text:style-name="T39">spēlējot galda spēles un lidojot uz slotas 🪄</text:span></text:p>
                    <text:p text:style-name="P2">Harijs Poters, grāmatu sērijas (Dž. K Roulinga)</text:p>
                  </text:list-item>
                  <text:list-item>
                    <text:p text:style-name="P4"><text:span text:style-name="T21">Tu esi vislīdzīgākais/ā </text:span><text:span text:style-name="T22">KATNISAI EVERDĪNAI</text:span><text:span text:style-name="T21">! Tu</text:span><text:span text:style-name="T22"> esi brīvs un aktīvs cilvēks, taču tu arī augsti vērtē mieru. Brīvajā laikā tu ej pastaigās pa mežu </text:span><text:span text:style-name="T23">un izbaudi klusumu 🏹</text:span></text:p>
                    <text:p text:style-name="P5"><text:span text:style-name="T23">B</text:span><text:span text:style-name="T20">ada spēles, triloģija (Sūzena Kolinsa</text:span><text:span text:style-name="T24">)</text:span></text:p>
                  </text:list-item>
                  <text:list-item>
                    <text:p text:style-name="P4"><text:span text:style-name="T21">Tu esi vislīdzīgākais/ā </text:span><text:span text:style-name="T25">ANNAI NO ZAĻAJIEM JUMTIEM</text:span><text:span text:style-name="T21">! </text:span><text:span text:style-name="T25">Tu esi </text:span><text:span text:style-name="T26">ļoti patīkams </text:span><text:span text:style-name="T25">cilvēks ar plašu iztēli. </text:span><text:span text:style-name="T24">Esi čakls un tas ir labi pamanāms skolā un </text:span><text:span text:style-name="T27">dzīvē 🌼</text:span></text:p>
                    <text:p text:style-name="P3">Anna no Zaļajiem Jumtiem, grāmatu sērijas (L. M Montgomerija)</text:p>
                  </text:list-item>
                  <text:list-item>
                    <text:p text:style-name="P4"><text:span text:style-name="T21">Tu esi vislīdzīgākais/ā </text:span><text:span text:style-name="T27">MUMINTROLLIM</text:span><text:span text:style-name="T21">! </text:span><text:span text:style-name="T27">Tu esi </text:span><text:span text:style-name="T28">piedzīvojumu</text:span><text:span text:style-name="T27"> </text:span><text:soft-page-break/><text:span text:style-name="T27">meklētājs, tev patīk jautri pavadīt laiku ar draugiem. </text:span><text:span text:style-name="T29">Ļoti iespējams tev arī ļoti patīk gulēt (Mumintroļļi guļ ziemas miegu ;)) 🌊</text:span></text:p>
                    <text:p text:style-name="P7">Mumini, grāmatu sērijas (Tūve Jansone)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  <table:table-row table:style-name="Table2.36">
          <table:table-cell table:style-name="Table2.A2" office:value-type="string">
            <text:p text:style-name="P38">64.</text:p>
          </table:table-cell>
          <table:table-cell table:style-name="Table2.A2" office:value-type="string">
            <text:p text:style-name="P32">Rezultāta skats</text:p>
          </table:table-cell>
          <table:table-cell table:style-name="Table2.A2" office:value-type="string">
            <text:p text:style-name="P32">Klikšķinot uz programmas loga aizvēršanas pogas, programma tiek aizvērta.</text:p>
          </table:table-cell>
          <table:table-cell table:style-name="Table2.A2" office:value-type="string">
            <text:p text:style-name="P40">27.02.24.</text:p>
          </table:table-cell>
          <table:table-cell table:style-name="Table2.A2" office:value-type="string">
            <text:p text:style-name="P42">izpildās</text:p>
          </table:table-cell>
          <table:table-cell table:style-name="Table2.F2" office:value-type="string">
            <text:p text:style-name="P39"/>
          </table:table-cell>
        </table:table-row>
      </table:table>
      <text:p text:style-name="P23"/>
      <text:p text:style-name="P14">Jautājumu un atbilžu saraksts:</text:p>
      <text:p text:style-name="P14"/>
      <text:p text:style-name="P15">1. KĀDĀ KRĀSĀ IR TAVI MATI? Melnā (Harijs Poters), Brūnā (Katnisa Everdīna), Sarkanā (Anna no Zaļajiem Jumtiem), Baltā (Mumintrollis)</text:p>
      <text:p text:style-name="P17"><text:span text:style-name="T3">2. CIK GARŠ TU ESI? Garš (H. P.), Vidēji garš (K. E.), </text:span><text:span text:style-name="T4">Ī</text:span><text:span text:style-name="T3">ss (A. </text:span><text:span text:style-name="T5">N</text:span><text:span text:style-name="T3">o Z. J), </text:span><text:span text:style-name="T4">Ļoti garš (M.)</text:span></text:p>
      <text:p text:style-name="P17"><text:span text:style-name="T4">3. KĀDS IR TAVS HOBIJS? Komandas sporti (H. P.), Loka šaušana (K. E.), Lasīšana (A. No Z. J.), </text:span><text:span text:style-name="T5">Laika pavadīšana ar draugiem</text:span><text:span text:style-name="T4"> (M.)</text:span></text:p>
      <text:p text:style-name="P17"><text:span text:style-name="T4">4. </text:span><text:span text:style-name="T5">TU TIECIES PĒC ... Ģimenes</text:span><text:span text:style-name="T6"> </text:span><text:span text:style-name="T5">(H. P.), Miera (K. E.), Skaistuma (A. No Z. J.), Piedzīvojuma (M.)</text:span></text:p>
      <text:p text:style-name="P18"><text:span text:style-name="T1">5. </text:span><text:span text:style-name="T7">NO ŠEIT PIEMINĒTAJIEM LAIKA PAVADĪŠANAS VEIDIEM TU LABPRĀTĀK ... Spēlētu galda spēles (H. P.), Dotos medībās (K. E.), Taisītu kūku (A. No Z. J.), Peldētos (M.)</text:span></text:p>
      <text:p text:style-name="P19"><text:span text:style-name="T1">6. </text:span><text:span text:style-name="T8">KĀDA IR TAVA SAPŅU PROFESIJA? Policists / Detektīvs (H. P), Mednieks (K. E.), </text:span><text:span text:style-name="T9">Rakstnieks (A. No Z. J), Pētnieks (M.)</text:span></text:p>
      <text:p text:style-name="P20"><text:span text:style-name="T1">7. </text:span><text:span text:style-name="T10">KAS IR TAVA MĪĻĀKĀ VIETA? Skola (H. P.), Mežs (K. E.), Pļava (A. No Z. J.), Pludmale (M.)</text:span></text:p>
      <text:p text:style-name="P21"><text:span text:style-name="T1">8. KURŠ NO ŠIEM ĒDIENIEM IR TAVS MĪĻĀKAIS? </text:span><text:span text:style-name="T11">Pīrāgs (H. P.), Sautējums (K. E.), Torte (A. No Z. J.), Banāni (M.)</text:span></text:p>
      <text:p text:style-name="P22"><text:span text:style-name="T1">9. KUR</text:span><text:span text:style-name="T12">Š NO ŠIEM AUTORIEM TEV PATĪK VISLABĀK? Dž. K. Roulinga (H. P.), Sūzena Kolinsa (K. E.), Lūsija Moda Montgomerija (A. No Z. J.), Tūve Jansone (M.)</text:span></text:p>
      <text:p text:style-name="P8"><text:span text:style-name="T1">10. UN, VISBEIDZOT, KAS IR TAVS MĪĻĀKAIS DZĪVNIEKS? Pūce (H. P.), </text:span><text:span text:style-name="T2">Dziedātājputns (K. E.), Kaķis (A. No Z. J.), Pūķītis (M.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2.82mm" loext:contextual-spacing="true" fo:text-indent="0m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7T20:21:35.691098528</meta:creation-date>
    <dc:date>2024-02-27T20:48:34.353221992</dc:date>
    <meta:editing-duration>PT6M34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1" meta:paragraph-count="395" meta:word-count="2093" meta:character-count="14815" meta:non-whitespace-character-count="12926"/>
  </office:meta>
</office:document-meta>
</file>